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396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Hello.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ibreSign is part of the LibreOffice project.</text:p>
              </text:list-item>
              <text:list-item>
                <text:p>Created as part of Google Summer of Code 2019.</text:p>
              </text:list-item>
            </text:list>
          </draw:text-box>
        </draw:frame>
        <draw:frame draw:style-name="gr2" draw:text-style-name="P2" draw:layer="layout" svg:width="0.502cm" svg:height="0.646cm" svg:x="13.743cm" svg:y="7.548cm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’m Rasmus and I’m coding this thing.</text:p>
              </text:list-item>
            </text:list>
          </draw:text-box>
        </draw:frame>
        <draw:frame draw:style-name="gr2" draw:text-style-name="P2" draw:layer="layout" svg:width="0.502cm" svg:height="0.646cm" svg:x="13.743cm" svg:y="7.548cm">
          <draw:text-box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ntroducing LibreSig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oodby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solid" draw:fill-color="#dee6e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dee6e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1T02:02:17.059852199</meta:creation-date>
    <dc:date>2019-07-01T02:57:34.796699302</dc:date>
    <meta:editing-duration>PT4M57S</meta:editing-duration>
    <meta:editing-cycles>1</meta:editing-cycles>
    <meta:document-statistic meta:object-count="39"/>
    <meta:generator>LibreOffice/6.1.5.2$Linux_X86_64 LibreOffice_project/10$Build-2</meta:generator>
  </office:meta>
</office:document-meta>
</file>